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<text:s/>After months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Payment</text:p>
          </table:table-cell>
          <table:table-cell table:number-columns-repeated="2"/>
          <table:table-cell office:value-type="string" calcext:value-type="string">
            <text:p>Interest p.m</text:p>
          </table:table-cell>
          <table:table-cell table:formula="of:=[.G2]/12" office:value-type="float" office:value="0.00833333333333333" calcext:value-type="float">
            <text:p>0,008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G$3]" office:value-type="float" office:value="400000" calcext:value-type="float">
            <text:p>400000</text:p>
          </table:table-cell>
          <table:table-cell table:number-columns-repeated="3"/>
          <table:table-cell office:value-type="string" calcext:value-type="string">
            <text:p>Interest p.a</text:p>
          </table:table-cell>
          <table:table-cell table:formula="of:=0.1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*(1+[.$G$1])-[.C4]" office:value-type="float" office:value="400440.893936728" calcext:value-type="float">
            <text:p>400440,893936728</text:p>
          </table:table-cell>
          <table:table-cell table:formula="of:=[.$G$4]" office:value-type="float" office:value="2892.43939660503" calcext:value-type="float">
            <text:p>2892,43939660503</text:p>
          </table:table-cell>
          <table:table-cell table:number-columns-repeated="2"/>
          <table:table-cell office:value-type="string" calcext:value-type="string">
            <text:p>initial amo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*(1+[.$G$1])-[.C5]" office:value-type="float" office:value="400885.461989596" calcext:value-type="float">
            <text:p>400885,461989596</text:p>
          </table:table-cell>
          <table:table-cell table:formula="of:=[.C3]" office:value-type="float" office:value="2892.43939660503" calcext:value-type="float">
            <text:p>2892,43939660503</text:p>
          </table:table-cell>
          <table:table-cell table:number-columns-repeated="2"/>
          <table:table-cell office:value-type="string" calcext:value-type="string">
            <text:p>instalment</text:p>
          </table:table-cell>
          <table:table-cell office:value-type="float" office:value="2892.43939660503" calcext:value-type="float">
            <text:p>2892,439396605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*(1+[.$G$1])-[.C6]" office:value-type="float" office:value="401333.734776238" calcext:value-type="float">
            <text:p>401333,734776238</text:p>
          </table:table-cell>
          <table:table-cell table:formula="of:=[.C4]" office:value-type="float" office:value="2892.43939660503" calcext:value-type="float">
            <text:p>2892,43939660503</text:p>
          </table:table-cell>
          <table:table-cell table:number-columns-repeated="2"/>
          <table:table-cell office:value-type="string" calcext:value-type="string">
            <text:p>increase</text:p>
          </table:table-cell>
          <table:table-cell table:formula="of:=2/100"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*(1+[.$G$1])-[.C7]" office:value-type="float" office:value="401785.743169435" calcext:value-type="float">
            <text:p>401785,743169435</text:p>
          </table:table-cell>
          <table:table-cell table:formula="of:=[.C5]" office:value-type="float" office:value="2892.43939660503" calcext:value-type="float">
            <text:p>2892,4393966050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*(1+[.$G$1])-[.C8]" office:value-type="float" office:value="402241.518299242" calcext:value-type="float">
            <text:p>402241,518299242</text:p>
          </table:table-cell>
          <table:table-cell table:formula="of:=[.C6]" office:value-type="float" office:value="2892.43939660503" calcext:value-type="float">
            <text:p>2892,4393966050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*(1+[.$G$1])-[.C9]" office:value-type="float" office:value="402643.242767198" calcext:value-type="float">
            <text:p>402643,242767198</text:p>
          </table:table-cell>
          <table:table-cell table:formula="of:=[.C7]" office:value-type="float" office:value="2892.43939660503" calcext:value-type="float">
            <text:p>2892,4393966050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*(1+[.$G$1])-[.C10]" office:value-type="float" office:value="403048.314939054" calcext:value-type="float">
            <text:p>403048,314939054</text:p>
          </table:table-cell>
          <table:table-cell table:formula="of:=[.C8]*(1+[.$G$5])" office:value-type="float" office:value="2950.28818453713" calcext:value-type="float">
            <text:p>2950,2881845371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*(1+[.$G$1])-[.C11]" office:value-type="float" office:value="403456.762712343" calcext:value-type="float">
            <text:p>403456,762712343</text:p>
          </table:table-cell>
          <table:table-cell table:formula="of:=[.C9]" office:value-type="float" office:value="2950.28818453713" calcext:value-type="float">
            <text:p>2950,2881845371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*(1+[.$G$1])-[.C12]" office:value-type="float" office:value="403868.614217075" calcext:value-type="float">
            <text:p>403868,614217075</text:p>
          </table:table-cell>
          <table:table-cell table:formula="of:=[.C10]" office:value-type="float" office:value="2950.28818453713" calcext:value-type="float">
            <text:p>2950,2881845371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*(1+[.$G$1])-[.C13]" office:value-type="float" office:value="404283.89781768" calcext:value-type="float">
            <text:p>404283,89781768</text:p>
          </table:table-cell>
          <table:table-cell table:formula="of:=[.C11]" office:value-type="float" office:value="2950.28818453713" calcext:value-type="float">
            <text:p>2950,2881845371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*(1+[.$G$1])-[.C14]" office:value-type="float" office:value="404702.642114957" calcext:value-type="float">
            <text:p>404702,642114957</text:p>
          </table:table-cell>
          <table:table-cell table:formula="of:=[.C12]" office:value-type="float" office:value="2950.28818453713" calcext:value-type="float">
            <text:p>2950,2881845371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*(1+[.$G$1])-[.C15]" office:value-type="float" office:value="405065.870184354" calcext:value-type="float">
            <text:p>405065,870184354</text:p>
          </table:table-cell>
          <table:table-cell table:formula="of:=[.C13]" office:value-type="float" office:value="2950.28818453713" calcext:value-type="float">
            <text:p>2950,288184537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*(1+[.$G$1])-[.C16]" office:value-type="float" office:value="405432.125154329" calcext:value-type="float">
            <text:p>405432,125154329</text:p>
          </table:table-cell>
          <table:table-cell table:formula="of:=[.C14]*(1+[.$G$5])" office:value-type="float" office:value="3009.29394822787" calcext:value-type="float">
            <text:p>3009,2939482278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*(1+[.$G$1])-[.C17]" office:value-type="float" office:value="405801.432249054" calcext:value-type="float">
            <text:p>405801,432249054</text:p>
          </table:table-cell>
          <table:table-cell table:formula="of:=[.C15]" office:value-type="float" office:value="3009.29394822787" calcext:value-type="float">
            <text:p>3009,2939482278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*(1+[.$G$1])-[.C18]" office:value-type="float" office:value="406173.816902901" calcext:value-type="float">
            <text:p>406173,816902901</text:p>
          </table:table-cell>
          <table:table-cell table:formula="of:=[.C16]" office:value-type="float" office:value="3009.29394822787" calcext:value-type="float">
            <text:p>3009,2939482278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*(1+[.$G$1])-[.C19]" office:value-type="float" office:value="406549.304762197" calcext:value-type="float">
            <text:p>406549,304762197</text:p>
          </table:table-cell>
          <table:table-cell table:formula="of:=[.C17]" office:value-type="float" office:value="3009.29394822787" calcext:value-type="float">
            <text:p>3009,2939482278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*(1+[.$G$1])-[.C20]" office:value-type="float" office:value="406927.921686988" calcext:value-type="float">
            <text:p>406927,921686988</text:p>
          </table:table-cell>
          <table:table-cell table:formula="of:=[.C18]" office:value-type="float" office:value="3009.29394822787" calcext:value-type="float">
            <text:p>3009,2939482278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*(1+[.$G$1])-[.C21]" office:value-type="float" office:value="407249.507873854" calcext:value-type="float">
            <text:p>407249,507873854</text:p>
          </table:table-cell>
          <table:table-cell table:formula="of:=[.C19]" office:value-type="float" office:value="3009.29394822787" calcext:value-type="float">
            <text:p>3009,2939482278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*(1+[.$G$1])-[.C22]" office:value-type="float" office:value="407573.77394561" calcext:value-type="float">
            <text:p>407573,77394561</text:p>
          </table:table-cell>
          <table:table-cell table:formula="of:=[.C20]*(1+[.$G$5])" office:value-type="float" office:value="3069.47982719243" calcext:value-type="float">
            <text:p>3069,4798271924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*(1+[.$G$1])-[.C23]" office:value-type="float" office:value="407900.742234631" calcext:value-type="float">
            <text:p>407900,742234631</text:p>
          </table:table-cell>
          <table:table-cell table:formula="of:=[.C21]" office:value-type="float" office:value="3069.47982719243" calcext:value-type="float">
            <text:p>3069,47982719243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2]*(1+[.$G$1])-[.C24]" office:value-type="float" office:value="408230.435259394" calcext:value-type="float">
            <text:p>408230,435259394</text:p>
          </table:table-cell>
          <table:table-cell table:formula="of:=[.C22]" office:value-type="float" office:value="3069.47982719243" calcext:value-type="float">
            <text:p>3069,47982719243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3]*(1+[.$G$1])-[.C25]" office:value-type="float" office:value="408562.87572603" calcext:value-type="float">
            <text:p>408562,87572603</text:p>
          </table:table-cell>
          <table:table-cell table:formula="of:=[.C23]" office:value-type="float" office:value="3069.47982719243" calcext:value-type="float">
            <text:p>3069,4798271924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4]*(1+[.$G$1])-[.C26]" office:value-type="float" office:value="408898.086529887" calcext:value-type="float">
            <text:p>408898,086529887</text:p>
          </table:table-cell>
          <table:table-cell table:formula="of:=[.C24]" office:value-type="float" office:value="3069.47982719243" calcext:value-type="float">
            <text:p>3069,4798271924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5]*(1+[.$G$1])-[.C27]" office:value-type="float" office:value="409174.701160567" calcext:value-type="float">
            <text:p>409174,701160567</text:p>
          </table:table-cell>
          <table:table-cell table:formula="of:=[.C25]" office:value-type="float" office:value="3069.47982719243" calcext:value-type="float">
            <text:p>3069,47982719243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6]*(1+[.$G$1])-[.C28]" office:value-type="float" office:value="409453.620913169" calcext:value-type="float">
            <text:p>409453,620913169</text:p>
          </table:table-cell>
          <table:table-cell table:formula="of:=[.C26]*(1+[.$G$5])" office:value-type="float" office:value="3130.86942373628" calcext:value-type="float">
            <text:p>3130,8694237362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7]*(1+[.$G$1])-[.C29]" office:value-type="float" office:value="409734.864997042" calcext:value-type="float">
            <text:p>409734,864997042</text:p>
          </table:table-cell>
          <table:table-cell table:formula="of:=[.C27]" office:value-type="float" office:value="3130.86942373628" calcext:value-type="float">
            <text:p>3130,8694237362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8]*(1+[.$G$1])-[.C30]" office:value-type="float" office:value="410018.452781614" calcext:value-type="float">
            <text:p>410018,452781614</text:p>
          </table:table-cell>
          <table:table-cell table:formula="of:=[.C28]" office:value-type="float" office:value="3130.86942373628" calcext:value-type="float">
            <text:p>3130,869423736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9]*(1+[.$G$1])-[.C31]" office:value-type="float" office:value="410304.403797725" calcext:value-type="float">
            <text:p>410304,403797725</text:p>
          </table:table-cell>
          <table:table-cell table:formula="of:=[.C29]" office:value-type="float" office:value="3130.86942373628" calcext:value-type="float">
            <text:p>3130,869423736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0]*(1+[.$G$1])-[.C32]" office:value-type="float" office:value="410592.73773897" calcext:value-type="float">
            <text:p>410592,73773897</text:p>
          </table:table-cell>
          <table:table-cell table:formula="of:=[.C30]" office:value-type="float" office:value="3130.86942373628" calcext:value-type="float">
            <text:p>3130,86942373628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1]*(1+[.$G$1])-[.C33]" office:value-type="float" office:value="410820.857074583" calcext:value-type="float">
            <text:p>410820,857074583</text:p>
          </table:table-cell>
          <table:table-cell table:formula="of:=[.C31]" office:value-type="float" office:value="3130.86942373628" calcext:value-type="float">
            <text:p>3130,8694237362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2]*(1+[.$G$1])-[.C34]" office:value-type="float" office:value="411050.877404661" calcext:value-type="float">
            <text:p>411050,877404661</text:p>
          </table:table-cell>
          <table:table-cell table:formula="of:=[.C32]*(1+[.$G$5])" office:value-type="float" office:value="3193.486812211" calcext:value-type="float">
            <text:p>3193,48681221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3]*(1+[.$G$1])-[.C35]" office:value-type="float" office:value="411282.814570822" calcext:value-type="float">
            <text:p>411282,814570822</text:p>
          </table:table-cell>
          <table:table-cell table:formula="of:=[.C33]" office:value-type="float" office:value="3193.486812211" calcext:value-type="float">
            <text:p>3193,486812211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]*(1+[.$G$1])-[.C36]" office:value-type="float" office:value="411516.684546701" calcext:value-type="float">
            <text:p>411516,684546701</text:p>
          </table:table-cell>
          <table:table-cell table:formula="of:=[.C34]" office:value-type="float" office:value="3193.486812211" calcext:value-type="float">
            <text:p>3193,48681221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5]*(1+[.$G$1])-[.C37]" office:value-type="float" office:value="411752.503439046" calcext:value-type="float">
            <text:p>411752,503439046</text:p>
          </table:table-cell>
          <table:table-cell table:formula="of:=[.C35]" office:value-type="float" office:value="3193.486812211" calcext:value-type="float">
            <text:p>3193,48681221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6]*(1+[.$G$1])-[.C38]" office:value-type="float" office:value="411990.287488827" calcext:value-type="float">
            <text:p>411990,287488827</text:p>
          </table:table-cell>
          <table:table-cell table:formula="of:=[.C36]" office:value-type="float" office:value="3193.486812211" calcext:value-type="float">
            <text:p>3193,48681221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7]*(1+[.$G$1])-[.C39]" office:value-type="float" office:value="412166.183336112" calcext:value-type="float">
            <text:p>412166,183336112</text:p>
          </table:table-cell>
          <table:table-cell table:formula="of:=[.C37]" office:value-type="float" office:value="3193.486812211" calcext:value-type="float">
            <text:p>3193,486812211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8]*(1+[.$G$1])-[.C40]" office:value-type="float" office:value="412343.544982124" calcext:value-type="float">
            <text:p>412343,544982124</text:p>
          </table:table-cell>
          <table:table-cell table:formula="of:=[.C38]*(1+[.$G$5])" office:value-type="float" office:value="3257.35654845522" calcext:value-type="float">
            <text:p>3257,35654845522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9]*(1+[.$G$1])-[.C41]" office:value-type="float" office:value="412522.384641853" calcext:value-type="float">
            <text:p>412522,384641853</text:p>
          </table:table-cell>
          <table:table-cell table:formula="of:=[.C39]" office:value-type="float" office:value="3257.35654845522" calcext:value-type="float">
            <text:p>3257,35654845522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40]*(1+[.$G$1])-[.C42]" office:value-type="float" office:value="412702.71463208" calcext:value-type="float">
            <text:p>412702,71463208</text:p>
          </table:table-cell>
          <table:table-cell table:formula="of:=[.C40]" office:value-type="float" office:value="3257.35654845522" calcext:value-type="float">
            <text:p>3257,35654845522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1]*(1+[.$G$1])-[.C43]" office:value-type="float" office:value="412884.547372226" calcext:value-type="float">
            <text:p>412884,547372226</text:p>
          </table:table-cell>
          <table:table-cell table:formula="of:=[.C41]" office:value-type="float" office:value="3257.35654845522" calcext:value-type="float">
            <text:p>3257,35654845522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2]*(1+[.$G$1])-[.C44]" office:value-type="float" office:value="413067.895385206" calcext:value-type="float">
            <text:p>413067,895385206</text:p>
          </table:table-cell>
          <table:table-cell table:formula="of:=[.C42]" office:value-type="float" office:value="3257.35654845522" calcext:value-type="float">
            <text:p>3257,3565484552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3]*(1+[.$G$1])-[.C45]" office:value-type="float" office:value="413187.624167325" calcext:value-type="float">
            <text:p>413187,624167325</text:p>
          </table:table-cell>
          <table:table-cell table:formula="of:=[.C43]" office:value-type="float" office:value="3257.35654845522" calcext:value-type="float">
            <text:p>3257,3565484552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4]*(1+[.$G$1])-[.C46]" office:value-type="float" office:value="413308.350689295" calcext:value-type="float">
            <text:p>413308,350689295</text:p>
          </table:table-cell>
          <table:table-cell table:formula="of:=[.C44]*(1+[.$G$5])" office:value-type="float" office:value="3322.50367942433" calcext:value-type="float">
            <text:p>3322,5036794243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5]*(1+[.$G$1])-[.C47]" office:value-type="float" office:value="413430.083265614" calcext:value-type="float">
            <text:p>413430,083265614</text:p>
          </table:table-cell>
          <table:table-cell table:formula="of:=[.C45]" office:value-type="float" office:value="3322.50367942433" calcext:value-type="float">
            <text:p>3322,50367942433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6]*(1+[.$G$1])-[.C48]" office:value-type="float" office:value="413552.83028007" calcext:value-type="float">
            <text:p>413552,83028007</text:p>
          </table:table-cell>
          <table:table-cell table:formula="of:=[.C46]" office:value-type="float" office:value="3322.50367942433" calcext:value-type="float">
            <text:p>3322,5036794243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7]*(1+[.$G$1])-[.C49]" office:value-type="float" office:value="413676.600186313" calcext:value-type="float">
            <text:p>413676,600186313</text:p>
          </table:table-cell>
          <table:table-cell table:formula="of:=[.C47]" office:value-type="float" office:value="3322.50367942433" calcext:value-type="float">
            <text:p>3322,50367942433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8]*(1+[.$G$1])-[.C50]" office:value-type="float" office:value="413801.401508441" calcext:value-type="float">
            <text:p>413801,401508441</text:p>
          </table:table-cell>
          <table:table-cell table:formula="of:=[.C48]" office:value-type="float" office:value="3322.50367942433" calcext:value-type="float">
            <text:p>3322,50367942433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9]*(1+[.$G$1])-[.C51]" office:value-type="float" office:value="413860.792767999" calcext:value-type="float">
            <text:p>413860,792767999</text:p>
          </table:table-cell>
          <table:table-cell table:formula="of:=[.C49]" office:value-type="float" office:value="3322.50367942433" calcext:value-type="float">
            <text:p>3322,50367942433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50]*(1+[.$G$1])-[.C52]" office:value-type="float" office:value="413920.678954719" calcext:value-type="float">
            <text:p>413920,678954719</text:p>
          </table:table-cell>
          <table:table-cell table:formula="of:=[.C50]*(1+[.$G$5])" office:value-type="float" office:value="3388.95375301281" calcext:value-type="float">
            <text:p>3388,9537530128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1]*(1+[.$G$1])-[.C53]" office:value-type="float" office:value="413981.064192996" calcext:value-type="float">
            <text:p>413981,064192996</text:p>
          </table:table-cell>
          <table:table-cell table:formula="of:=[.C51]" office:value-type="float" office:value="3388.95375301281" calcext:value-type="float">
            <text:p>3388,9537530128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2]*(1+[.$G$1])-[.C54]" office:value-type="float" office:value="414041.952641591" calcext:value-type="float">
            <text:p>414041,952641591</text:p>
          </table:table-cell>
          <table:table-cell table:formula="of:=[.C52]" office:value-type="float" office:value="3388.95375301281" calcext:value-type="float">
            <text:p>3388,9537530128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3]*(1+[.$G$1])-[.C55]" office:value-type="float" office:value="414103.348493925" calcext:value-type="float">
            <text:p>414103,348493925</text:p>
          </table:table-cell>
          <table:table-cell table:formula="of:=[.C53]" office:value-type="float" office:value="3388.95375301281" calcext:value-type="float">
            <text:p>3388,95375301281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4]*(1+[.$G$1])-[.C56]" office:value-type="float" office:value="414165.255978362" calcext:value-type="float">
            <text:p>414165,255978362</text:p>
          </table:table-cell>
          <table:table-cell table:formula="of:=[.C54]" office:value-type="float" office:value="3388.95375301281" calcext:value-type="float">
            <text:p>3388,9537530128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5]*(1+[.$G$1])-[.C57]" office:value-type="float" office:value="414159.900283442" calcext:value-type="float">
            <text:p>414159,900283442</text:p>
          </table:table-cell>
          <table:table-cell table:formula="of:=[.C55]" office:value-type="float" office:value="3388.95375301281" calcext:value-type="float">
            <text:p>3388,9537530128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6]*(1+[.$G$1])-[.C58]" office:value-type="float" office:value="414154.499957731" calcext:value-type="float">
            <text:p>414154,499957731</text:p>
          </table:table-cell>
          <table:table-cell table:formula="of:=[.C56]*(1+[.$G$5])" office:value-type="float" office:value="3456.73282807307" calcext:value-type="float">
            <text:p>3456,73282807307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7]*(1+[.$G$1])-[.C59]" office:value-type="float" office:value="414149.054629305" calcext:value-type="float">
            <text:p>414149,054629305</text:p>
          </table:table-cell>
          <table:table-cell table:formula="of:=[.C57]" office:value-type="float" office:value="3456.73282807307" calcext:value-type="float">
            <text:p>3456,7328280730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8]*(1+[.$G$1])-[.C60]" office:value-type="float" office:value="414143.563923143" calcext:value-type="float">
            <text:p>414143,563923143</text:p>
          </table:table-cell>
          <table:table-cell table:formula="of:=[.C58]" office:value-type="float" office:value="3456.73282807307" calcext:value-type="float">
            <text:p>3456,7328280730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9]*(1+[.$G$1])-[.C61]" office:value-type="float" office:value="414138.027461096" calcext:value-type="float">
            <text:p>414138,027461096</text:p>
          </table:table-cell>
          <table:table-cell table:formula="of:=[.C59]" office:value-type="float" office:value="3456.73282807307" calcext:value-type="float">
            <text:p>3456,73282807307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60]*(1+[.$G$1])-[.C62]" office:value-type="float" office:value="414132.444861865" calcext:value-type="float">
            <text:p>414132,444861865</text:p>
          </table:table-cell>
          <table:table-cell table:formula="of:=[.C60]" office:value-type="float" office:value="3456.73282807307" calcext:value-type="float">
            <text:p>3456,73282807307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61]*(1+[.$G$1])-[.C63]" office:value-type="float" office:value="414057.681084413" calcext:value-type="float">
            <text:p>414057,681084413</text:p>
          </table:table-cell>
          <table:table-cell table:formula="of:=[.C61]" office:value-type="float" office:value="3456.73282807307" calcext:value-type="float">
            <text:p>3456,73282807307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2]*(1+[.$G$1])-[.C64]" office:value-type="float" office:value="413982.294275482" calcext:value-type="float">
            <text:p>413982,294275482</text:p>
          </table:table-cell>
          <table:table-cell table:formula="of:=[.C62]*(1+[.$G$5])" office:value-type="float" office:value="3525.86748463453" calcext:value-type="float">
            <text:p>3525,86748463453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3]*(1+[.$G$1])-[.C65]" office:value-type="float" office:value="413906.279243143" calcext:value-type="float">
            <text:p>413906,279243143</text:p>
          </table:table-cell>
          <table:table-cell table:formula="of:=[.C63]" office:value-type="float" office:value="3525.86748463453" calcext:value-type="float">
            <text:p>3525,8674846345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4]*(1+[.$G$1])-[.C66]" office:value-type="float" office:value="413829.630752202" calcext:value-type="float">
            <text:p>413829,630752202</text:p>
          </table:table-cell>
          <table:table-cell table:formula="of:=[.C64]" office:value-type="float" office:value="3525.86748463453" calcext:value-type="float">
            <text:p>3525,8674846345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5]*(1+[.$G$1])-[.C67]" office:value-type="float" office:value="413752.343523835" calcext:value-type="float">
            <text:p>413752,343523835</text:p>
          </table:table-cell>
          <table:table-cell table:formula="of:=[.C65]" office:value-type="float" office:value="3525.86748463453" calcext:value-type="float">
            <text:p>3525,86748463453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6]*(1+[.$G$1])-[.C68]" office:value-type="float" office:value="413674.412235233" calcext:value-type="float">
            <text:p>413674,412235233</text:p>
          </table:table-cell>
          <table:table-cell table:formula="of:=[.C66]" office:value-type="float" office:value="3525.86748463453" calcext:value-type="float">
            <text:p>3525,86748463453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7]*(1+[.$G$1])-[.C69]" office:value-type="float" office:value="413525.314169533" calcext:value-type="float">
            <text:p>413525,314169533</text:p>
          </table:table-cell>
          <table:table-cell table:formula="of:=[.C67]" office:value-type="float" office:value="3525.86748463453" calcext:value-type="float">
            <text:p>3525,86748463453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8]*(1+[.$G$1])-[.C70]" office:value-type="float" office:value="413374.973619951" calcext:value-type="float">
            <text:p>413374,973619951</text:p>
          </table:table-cell>
          <table:table-cell table:formula="of:=[.C68]*(1+[.$G$5])" office:value-type="float" office:value="3596.38483432722" calcext:value-type="float">
            <text:p>3596,38483432722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69]*(1+[.$G$1])-[.C71]" office:value-type="float" office:value="413223.380232457" calcext:value-type="float">
            <text:p>413223,380232457</text:p>
          </table:table-cell>
          <table:table-cell table:formula="of:=[.C69]" office:value-type="float" office:value="3596.38483432722" calcext:value-type="float">
            <text:p>3596,38483432722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70]*(1+[.$G$1])-[.C72]" office:value-type="float" office:value="413070.523566734" calcext:value-type="float">
            <text:p>413070,523566734</text:p>
          </table:table-cell>
          <table:table-cell table:formula="of:=[.C70]" office:value-type="float" office:value="3596.38483432722" calcext:value-type="float">
            <text:p>3596,38483432722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71]*(1+[.$G$1])-[.C73]" office:value-type="float" office:value="412916.393095463" calcext:value-type="float">
            <text:p>412916,393095463</text:p>
          </table:table-cell>
          <table:table-cell table:formula="of:=[.C71]" office:value-type="float" office:value="3596.38483432722" calcext:value-type="float">
            <text:p>3596,38483432722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2]*(1+[.$G$1])-[.C74]" office:value-type="float" office:value="412760.978203598" calcext:value-type="float">
            <text:p>412760,978203598</text:p>
          </table:table-cell>
          <table:table-cell table:formula="of:=[.C72]" office:value-type="float" office:value="3596.38483432722" calcext:value-type="float">
            <text:p>3596,3848343272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3]*(1+[.$G$1])-[.C75]" office:value-type="float" office:value="412532.340490947" calcext:value-type="float">
            <text:p>412532,340490947</text:p>
          </table:table-cell>
          <table:table-cell table:formula="of:=[.C73]" office:value-type="float" office:value="3596.38483432722" calcext:value-type="float">
            <text:p>3596,3848343272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4]*(1+[.$G$1])-[.C76]" office:value-type="float" office:value="412301.797464025" calcext:value-type="float">
            <text:p>412301,797464025</text:p>
          </table:table-cell>
          <table:table-cell table:formula="of:=[.C74]*(1+[.$G$5])" office:value-type="float" office:value="3668.31253101377" calcext:value-type="float">
            <text:p>3668,31253101377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5]*(1+[.$G$1])-[.C77]" office:value-type="float" office:value="412069.333245211" calcext:value-type="float">
            <text:p>412069,333245211</text:p>
          </table:table-cell>
          <table:table-cell table:formula="of:=[.C75]" office:value-type="float" office:value="3668.31253101377" calcext:value-type="float">
            <text:p>3668,31253101377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6]*(1+[.$G$1])-[.C78]" office:value-type="float" office:value="411834.931824574" calcext:value-type="float">
            <text:p>411834,931824574</text:p>
          </table:table-cell>
          <table:table-cell table:formula="of:=[.C76]" office:value-type="float" office:value="3668.31253101377" calcext:value-type="float">
            <text:p>3668,31253101377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7]*(1+[.$G$1])-[.C79]" office:value-type="float" office:value="411598.577058765" calcext:value-type="float">
            <text:p>411598,577058765</text:p>
          </table:table-cell>
          <table:table-cell table:formula="of:=[.C77]" office:value-type="float" office:value="3668.31253101377" calcext:value-type="float">
            <text:p>3668,312531013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8]*(1+[.$G$1])-[.C80]" office:value-type="float" office:value="411360.252669908" calcext:value-type="float">
            <text:p>411360,252669908</text:p>
          </table:table-cell>
          <table:table-cell table:formula="of:=[.C78]" office:value-type="float" office:value="3668.31253101377" calcext:value-type="float">
            <text:p>3668,312531013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79]*(1+[.$G$1])-[.C81]" office:value-type="float" office:value="411046.575993856" calcext:value-type="float">
            <text:p>411046,575993856</text:p>
          </table:table-cell>
          <table:table-cell table:formula="of:=[.C79]" office:value-type="float" office:value="3668.31253101377" calcext:value-type="float">
            <text:p>3668,31253101377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80]*(1+[.$G$1])-[.C82]" office:value-type="float" office:value="410730.285345504" calcext:value-type="float">
            <text:p>410730,285345504</text:p>
          </table:table-cell>
          <table:table-cell table:formula="of:=[.C80]*(1+[.$G$5])" office:value-type="float" office:value="3741.67878163404" calcext:value-type="float">
            <text:p>3741,67878163404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81]*(1+[.$G$1])-[.C83]" office:value-type="float" office:value="410411.35894175" calcext:value-type="float">
            <text:p>410411,35894175</text:p>
          </table:table-cell>
          <table:table-cell table:formula="of:=[.C81]" office:value-type="float" office:value="3741.67878163404" calcext:value-type="float">
            <text:p>3741,67878163404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2]*(1+[.$G$1])-[.C84]" office:value-type="float" office:value="410089.774817963" calcext:value-type="float">
            <text:p>410089,774817963</text:p>
          </table:table-cell>
          <table:table-cell table:formula="of:=[.C82]" office:value-type="float" office:value="3741.67878163404" calcext:value-type="float">
            <text:p>3741,67878163404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3]*(1+[.$G$1])-[.C85]" office:value-type="float" office:value="409765.510826479" calcext:value-type="float">
            <text:p>409765,510826479</text:p>
          </table:table-cell>
          <table:table-cell table:formula="of:=[.C83]" office:value-type="float" office:value="3741.67878163404" calcext:value-type="float">
            <text:p>3741,67878163404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4]*(1+[.$G$1])-[.C86]" office:value-type="float" office:value="409438.544635066" calcext:value-type="float">
            <text:p>409438,544635066</text:p>
          </table:table-cell>
          <table:table-cell table:formula="of:=[.C84]" office:value-type="float" office:value="3741.67878163404" calcext:value-type="float">
            <text:p>3741,6787816340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5]*(1+[.$G$1])-[.C87]" office:value-type="float" office:value="409034.020149758" calcext:value-type="float">
            <text:p>409034,020149758</text:p>
          </table:table-cell>
          <table:table-cell table:formula="of:=[.C85]" office:value-type="float" office:value="3741.67878163404" calcext:value-type="float">
            <text:p>3741,6787816340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6]*(1+[.$G$1])-[.C88]" office:value-type="float" office:value="408626.124627072" calcext:value-type="float">
            <text:p>408626,124627072</text:p>
          </table:table-cell>
          <table:table-cell table:formula="of:=[.C86]*(1+[.$G$5])" office:value-type="float" office:value="3816.51235726672" calcext:value-type="float">
            <text:p>3816,51235726672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7]*(1+[.$G$1])-[.C89]" office:value-type="float" office:value="408214.829975031" calcext:value-type="float">
            <text:p>408214,829975031</text:p>
          </table:table-cell>
          <table:table-cell table:formula="of:=[.C87]" office:value-type="float" office:value="3816.51235726672" calcext:value-type="float">
            <text:p>3816,51235726672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8]*(1+[.$G$1])-[.C90]" office:value-type="float" office:value="407800.107867556" calcext:value-type="float">
            <text:p>407800,107867556</text:p>
          </table:table-cell>
          <table:table-cell table:formula="of:=[.C88]" office:value-type="float" office:value="3816.51235726672" calcext:value-type="float">
            <text:p>3816,51235726672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89]*(1+[.$G$1])-[.C91]" office:value-type="float" office:value="407381.929742519" calcext:value-type="float">
            <text:p>407381,929742519</text:p>
          </table:table-cell>
          <table:table-cell table:formula="of:=[.C89]" office:value-type="float" office:value="3816.51235726672" calcext:value-type="float">
            <text:p>3816,51235726672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90]*(1+[.$G$1])-[.C92]" office:value-type="float" office:value="406960.266799773" calcext:value-type="float">
            <text:p>406960,266799773</text:p>
          </table:table-cell>
          <table:table-cell table:formula="of:=[.C90]" office:value-type="float" office:value="3816.51235726672" calcext:value-type="float">
            <text:p>3816,51235726672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91]*(1+[.$G$1])-[.C93]" office:value-type="float" office:value="406458.759752026" calcext:value-type="float">
            <text:p>406458,759752026</text:p>
          </table:table-cell>
          <table:table-cell table:formula="of:=[.C91]" office:value-type="float" office:value="3816.51235726672" calcext:value-type="float">
            <text:p>3816,51235726672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2]*(1+[.$G$1])-[.C94]" office:value-type="float" office:value="405953.073478881" calcext:value-type="float">
            <text:p>405953,073478881</text:p>
          </table:table-cell>
          <table:table-cell table:formula="of:=[.C92]*(1+[.$G$5])" office:value-type="float" office:value="3892.84260441206" calcext:value-type="float">
            <text:p>3892,84260441206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3]*(1+[.$G$1])-[.C95]" office:value-type="float" office:value="405443.17315346" calcext:value-type="float">
            <text:p>405443,17315346</text:p>
          </table:table-cell>
          <table:table-cell table:formula="of:=[.C93]" office:value-type="float" office:value="3892.84260441206" calcext:value-type="float">
            <text:p>3892,84260441206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4]*(1+[.$G$1])-[.C96]" office:value-type="float" office:value="404929.02365866" calcext:value-type="float">
            <text:p>404929,02365866</text:p>
          </table:table-cell>
          <table:table-cell table:formula="of:=[.C94]" office:value-type="float" office:value="3892.84260441206" calcext:value-type="float">
            <text:p>3892,84260441206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5]*(1+[.$G$1])-[.C97]" office:value-type="float" office:value="404410.589584736" calcext:value-type="float">
            <text:p>404410,589584736</text:p>
          </table:table-cell>
          <table:table-cell table:formula="of:=[.C95]" office:value-type="float" office:value="3892.84260441206" calcext:value-type="float">
            <text:p>3892,84260441206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6]*(1+[.$G$1])-[.C98]" office:value-type="float" office:value="403887.835226864" calcext:value-type="float">
            <text:p>403887,835226864</text:p>
          </table:table-cell>
          <table:table-cell table:formula="of:=[.C96]" office:value-type="float" office:value="3892.84260441206" calcext:value-type="float">
            <text:p>3892,8426044120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7]*(1+[.$G$1])-[.C99]" office:value-type="float" office:value="403282.867730587" calcext:value-type="float">
            <text:p>403282,867730587</text:p>
          </table:table-cell>
          <table:table-cell table:formula="of:=[.C97]" office:value-type="float" office:value="3892.84260441206" calcext:value-type="float">
            <text:p>3892,8426044120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98]*(1+[.$G$1])-[.C100]" office:value-type="float" office:value="402672.858838509" calcext:value-type="float">
            <text:p>402672,858838509</text:p>
          </table:table-cell>
          <table:table-cell table:formula="of:=[.C98]*(1+[.$G$5])" office:value-type="float" office:value="3970.6994565003" calcext:value-type="float">
            <text:p>3970,6994565003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99]*(1+[.$G$1])-[.C101]" office:value-type="float" office:value="402057.766538996" calcext:value-type="float">
            <text:p>402057,766538996</text:p>
          </table:table-cell>
          <table:table-cell table:formula="of:=[.C99]" office:value-type="float" office:value="3970.6994565003" calcext:value-type="float">
            <text:p>3970,6994565003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100]*(1+[.$G$1])-[.C102]" office:value-type="float" office:value="401437.548470321" calcext:value-type="float">
            <text:p>401437,548470321</text:p>
          </table:table-cell>
          <table:table-cell table:formula="of:=[.C100]" office:value-type="float" office:value="3970.6994565003" calcext:value-type="float">
            <text:p>3970,6994565003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01]*(1+[.$G$1])-[.C103]" office:value-type="float" office:value="400812.16191774" calcext:value-type="float">
            <text:p>400812,16191774</text:p>
          </table:table-cell>
          <table:table-cell table:formula="of:=[.C101]" office:value-type="float" office:value="3970.6994565003" calcext:value-type="float">
            <text:p>3970,6994565003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02]*(1+[.$G$1])-[.C104]" office:value-type="float" office:value="400181.563810554" calcext:value-type="float">
            <text:p>400181,563810554</text:p>
          </table:table-cell>
          <table:table-cell table:formula="of:=[.C102]" office:value-type="float" office:value="3970.6994565003" calcext:value-type="float">
            <text:p>3970,6994565003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03]*(1+[.$G$1])-[.C105]" office:value-type="float" office:value="399466.296730011" calcext:value-type="float">
            <text:p>399466,296730011</text:p>
          </table:table-cell>
          <table:table-cell table:formula="of:=[.C103]" office:value-type="float" office:value="3970.6994565003" calcext:value-type="float">
            <text:p>3970,6994565003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04]*(1+[.$G$1])-[.C106]" office:value-type="float" office:value="398745.069090464" calcext:value-type="float">
            <text:p>398745,069090464</text:p>
          </table:table-cell>
          <table:table-cell table:formula="of:=[.C104]*(1+[.$G$5])" office:value-type="float" office:value="4050.11344563031" calcext:value-type="float">
            <text:p>4050,11344563031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05]*(1+[.$G$1])-[.C107]" office:value-type="float" office:value="398017.831220588" calcext:value-type="float">
            <text:p>398017,831220588</text:p>
          </table:table-cell>
          <table:table-cell table:formula="of:=[.C105]" office:value-type="float" office:value="4050.11344563031" calcext:value-type="float">
            <text:p>4050,11344563031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06]*(1+[.$G$1])-[.C108]" office:value-type="float" office:value="397284.533035129" calcext:value-type="float">
            <text:p>397284,533035129</text:p>
          </table:table-cell>
          <table:table-cell table:formula="of:=[.C106]" office:value-type="float" office:value="4050.11344563031" calcext:value-type="float">
            <text:p>4050,11344563031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07]*(1+[.$G$1])-[.C109]" office:value-type="float" office:value="396545.124031458" calcext:value-type="float">
            <text:p>396545,124031458</text:p>
          </table:table-cell>
          <table:table-cell table:formula="of:=[.C107]" office:value-type="float" office:value="4050.11344563031" calcext:value-type="float">
            <text:p>4050,11344563031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08]*(1+[.$G$1])-[.C110]" office:value-type="float" office:value="395799.55328609" calcext:value-type="float">
            <text:p>395799,55328609</text:p>
          </table:table-cell>
          <table:table-cell table:formula="of:=[.C108]" office:value-type="float" office:value="4050.11344563031" calcext:value-type="float">
            <text:p>4050,11344563031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09]*(1+[.$G$1])-[.C111]" office:value-type="float" office:value="394966.767182265" calcext:value-type="float">
            <text:p>394966,767182265</text:p>
          </table:table-cell>
          <table:table-cell table:formula="of:=[.C109]" office:value-type="float" office:value="4050.11344563031" calcext:value-type="float">
            <text:p>4050,11344563031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10]*(1+[.$G$1])-[.C112]" office:value-type="float" office:value="394127.041194241" calcext:value-type="float">
            <text:p>394127,041194241</text:p>
          </table:table-cell>
          <table:table-cell table:formula="of:=[.C110]*(1+[.$G$5])" office:value-type="float" office:value="4131.11571454291" calcext:value-type="float">
            <text:p>4131,11571454291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11]*(1+[.$G$1])-[.C113]" office:value-type="float" office:value="393280.31748965" calcext:value-type="float">
            <text:p>393280,31748965</text:p>
          </table:table-cell>
          <table:table-cell table:formula="of:=[.C111]" office:value-type="float" office:value="4131.11571454291" calcext:value-type="float">
            <text:p>4131,11571454291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12]*(1+[.$G$1])-[.C114]" office:value-type="float" office:value="392426.537754187" calcext:value-type="float">
            <text:p>392426,537754187</text:p>
          </table:table-cell>
          <table:table-cell table:formula="of:=[.C112]" office:value-type="float" office:value="4131.11571454291" calcext:value-type="float">
            <text:p>4131,1157145429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13]*(1+[.$G$1])-[.C115]" office:value-type="float" office:value="391565.643187596" calcext:value-type="float">
            <text:p>391565,643187596</text:p>
          </table:table-cell>
          <table:table-cell table:formula="of:=[.C113]" office:value-type="float" office:value="4131.11571454291" calcext:value-type="float">
            <text:p>4131,11571454291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14]*(1+[.$G$1])-[.C116]" office:value-type="float" office:value="390697.574499616" calcext:value-type="float">
            <text:p>390697,574499616</text:p>
          </table:table-cell>
          <table:table-cell table:formula="of:=[.C114]" office:value-type="float" office:value="4131.11571454291" calcext:value-type="float">
            <text:p>4131,11571454291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15]*(1+[.$G$1])-[.C117]" office:value-type="float" office:value="389739.649591613" calcext:value-type="float">
            <text:p>389739,649591613</text:p>
          </table:table-cell>
          <table:table-cell table:formula="of:=[.C115]" office:value-type="float" office:value="4131.11571454291" calcext:value-type="float">
            <text:p>4131,11571454291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16]*(1+[.$G$1])-[.C118]" office:value-type="float" office:value="388773.741976042" calcext:value-type="float">
            <text:p>388773,741976042</text:p>
          </table:table-cell>
          <table:table-cell table:formula="of:=[.C116]*(1+[.$G$5])" office:value-type="float" office:value="4213.73802883377" calcext:value-type="float">
            <text:p>4213,73802883377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17]*(1+[.$G$1])-[.C119]" office:value-type="float" office:value="387799.785130342" calcext:value-type="float">
            <text:p>387799,785130342</text:p>
          </table:table-cell>
          <table:table-cell table:formula="of:=[.C117]" office:value-type="float" office:value="4213.73802883377" calcext:value-type="float">
            <text:p>4213,73802883377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18]*(1+[.$G$1])-[.C120]" office:value-type="float" office:value="386817.711977595" calcext:value-type="float">
            <text:p>386817,711977595</text:p>
          </table:table-cell>
          <table:table-cell table:formula="of:=[.C118]" office:value-type="float" office:value="4213.73802883377" calcext:value-type="float">
            <text:p>4213,7380288337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19]*(1+[.$G$1])-[.C121]" office:value-type="float" office:value="385827.454881907" calcext:value-type="float">
            <text:p>385827,454881907</text:p>
          </table:table-cell>
          <table:table-cell table:formula="of:=[.C119]" office:value-type="float" office:value="4213.73802883377" calcext:value-type="float">
            <text:p>4213,73802883377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20]*(1+[.$G$1])-[.C122]" office:value-type="float" office:value="384828.945643756" calcext:value-type="float">
            <text:p>384828,945643756</text:p>
          </table:table-cell>
          <table:table-cell table:formula="of:=[.C120]" office:value-type="float" office:value="4213.73802883377" calcext:value-type="float">
            <text:p>4213,73802883377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21]*(1+[.$G$1])-[.C123]" office:value-type="float" office:value="383737.84073471" calcext:value-type="float">
            <text:p>383737,84073471</text:p>
          </table:table-cell>
          <table:table-cell table:formula="of:=[.C121]" office:value-type="float" office:value="4213.73802883377" calcext:value-type="float">
            <text:p>4213,73802883377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22]*(1+[.$G$1])-[.C124]" office:value-type="float" office:value="382637.643284756" calcext:value-type="float">
            <text:p>382637,643284756</text:p>
          </table:table-cell>
          <table:table-cell table:formula="of:=[.C122]*(1+[.$G$5])" office:value-type="float" office:value="4298.01278941044" calcext:value-type="float">
            <text:p>4298,01278941044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23]*(1+[.$G$1])-[.C125]" office:value-type="float" office:value="381528.277522718" calcext:value-type="float">
            <text:p>381528,277522718</text:p>
          </table:table-cell>
          <table:table-cell table:formula="of:=[.C123]" office:value-type="float" office:value="4298.01278941044" calcext:value-type="float">
            <text:p>4298,01278941044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124]*(1+[.$G$1])-[.C126]" office:value-type="float" office:value="380409.667045997" calcext:value-type="float">
            <text:p>380409,667045997</text:p>
          </table:table-cell>
          <table:table-cell table:formula="of:=[.C124]" office:value-type="float" office:value="4298.01278941044" calcext:value-type="float">
            <text:p>4298,01278941044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125]*(1+[.$G$1])-[.C127]" office:value-type="float" office:value="379281.734815304" calcext:value-type="float">
            <text:p>379281,734815304</text:p>
          </table:table-cell>
          <table:table-cell table:formula="of:=[.C125]" office:value-type="float" office:value="4298.01278941044" calcext:value-type="float">
            <text:p>4298,0127894104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126]*(1+[.$G$1])-[.C128]" office:value-type="float" office:value="378144.403149354" calcext:value-type="float">
            <text:p>378144,403149354</text:p>
          </table:table-cell>
          <table:table-cell table:formula="of:=[.C126]" office:value-type="float" office:value="4298.01278941044" calcext:value-type="float">
            <text:p>4298,01278941044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127]*(1+[.$G$1])-[.C129]" office:value-type="float" office:value="376911.633463733" calcext:value-type="float">
            <text:p>376911,633463733</text:p>
          </table:table-cell>
          <table:table-cell table:formula="of:=[.C127]" office:value-type="float" office:value="4298.01278941044" calcext:value-type="float">
            <text:p>4298,01278941044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128]*(1+[.$G$1])-[.C130]" office:value-type="float" office:value="375668.590697399" calcext:value-type="float">
            <text:p>375668,590697399</text:p>
          </table:table-cell>
          <table:table-cell table:formula="of:=[.C128]*(1+[.$G$5])" office:value-type="float" office:value="4383.97304519865" calcext:value-type="float">
            <text:p>4383,97304519865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29]*(1+[.$G$1])-[.C131]" office:value-type="float" office:value="374415.189241345" calcext:value-type="float">
            <text:p>374415,189241345</text:p>
          </table:table-cell>
          <table:table-cell table:formula="of:=[.C129]" office:value-type="float" office:value="4383.97304519865" calcext:value-type="float">
            <text:p>4383,97304519865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30]*(1+[.$G$1])-[.C132]" office:value-type="float" office:value="373151.342773158" calcext:value-type="float">
            <text:p>373151,342773158</text:p>
          </table:table-cell>
          <table:table-cell table:formula="of:=[.C130]" office:value-type="float" office:value="4383.97304519865" calcext:value-type="float">
            <text:p>4383,97304519865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31]*(1+[.$G$1])-[.C133]" office:value-type="float" office:value="371876.964251069" calcext:value-type="float">
            <text:p>371876,964251069</text:p>
          </table:table-cell>
          <table:table-cell table:formula="of:=[.C131]" office:value-type="float" office:value="4383.97304519865" calcext:value-type="float">
            <text:p>4383,97304519865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132]*(1+[.$G$1])-[.C134]" office:value-type="float" office:value="370591.965907962" calcext:value-type="float">
            <text:p>370591,965907962</text:p>
          </table:table-cell>
          <table:table-cell table:formula="of:=[.C132]" office:value-type="float" office:value="4383.97304519865" calcext:value-type="float">
            <text:p>4383,97304519865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133]*(1+[.$G$1])-[.C135]" office:value-type="float" office:value="369208.579784426" calcext:value-type="float">
            <text:p>369208,579784426</text:p>
          </table:table-cell>
          <table:table-cell table:formula="of:=[.C133]" office:value-type="float" office:value="4383.97304519865" calcext:value-type="float">
            <text:p>4383,97304519865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134]*(1+[.$G$1])-[.C136]" office:value-type="float" office:value="367813.665443194" calcext:value-type="float">
            <text:p>367813,665443194</text:p>
          </table:table-cell>
          <table:table-cell table:formula="of:=[.C134]*(1+[.$G$5])" office:value-type="float" office:value="4471.65250610263" calcext:value-type="float">
            <text:p>4471,6525061026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135]*(1+[.$G$1])-[.C137]" office:value-type="float" office:value="366407.126815784" calcext:value-type="float">
            <text:p>366407,126815784</text:p>
          </table:table-cell>
          <table:table-cell table:formula="of:=[.C135]" office:value-type="float" office:value="4471.65250610263" calcext:value-type="float">
            <text:p>4471,65250610263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136]*(1+[.$G$1])-[.C138]" office:value-type="float" office:value="364988.867033147" calcext:value-type="float">
            <text:p>364988,867033147</text:p>
          </table:table-cell>
          <table:table-cell table:formula="of:=[.C136]" office:value-type="float" office:value="4471.65250610263" calcext:value-type="float">
            <text:p>4471,65250610263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137]*(1+[.$G$1])-[.C139]" office:value-type="float" office:value="363558.788418987" calcext:value-type="float">
            <text:p>363558,788418987</text:p>
          </table:table-cell>
          <table:table-cell table:formula="of:=[.C137]" office:value-type="float" office:value="4471.65250610263" calcext:value-type="float">
            <text:p>4471,65250610263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138]*(1+[.$G$1])-[.C140]" office:value-type="float" office:value="362116.792483042" calcext:value-type="float">
            <text:p>362116,792483042</text:p>
          </table:table-cell>
          <table:table-cell table:formula="of:=[.C138]" office:value-type="float" office:value="4471.65250610263" calcext:value-type="float">
            <text:p>4471,65250610263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139]*(1+[.$G$1])-[.C141]" office:value-type="float" office:value="360573.346864176" calcext:value-type="float">
            <text:p>360573,346864176</text:p>
          </table:table-cell>
          <table:table-cell table:formula="of:=[.C139]" office:value-type="float" office:value="4471.65250610263" calcext:value-type="float">
            <text:p>4471,65250610263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140]*(1+[.$G$1])-[.C142]" office:value-type="float" office:value="359017.039198486" calcext:value-type="float">
            <text:p>359017,039198486</text:p>
          </table:table-cell>
          <table:table-cell table:formula="of:=[.C140]*(1+[.$G$5])" office:value-type="float" office:value="4561.08555622468" calcext:value-type="float">
            <text:p>4561,08555622468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41]*(1+[.$G$1])-[.C143]" office:value-type="float" office:value="357447.762302249" calcext:value-type="float">
            <text:p>357447,762302249</text:p>
          </table:table-cell>
          <table:table-cell table:formula="of:=[.C141]" office:value-type="float" office:value="4561.08555622468" calcext:value-type="float">
            <text:p>4561,08555622468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42]*(1+[.$G$1])-[.C144]" office:value-type="float" office:value="355865.408098543" calcext:value-type="float">
            <text:p>355865,408098543</text:p>
          </table:table-cell>
          <table:table-cell table:formula="of:=[.C142]" office:value-type="float" office:value="4561.08555622468" calcext:value-type="float">
            <text:p>4561,08555622468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43]*(1+[.$G$1])-[.C145]" office:value-type="float" office:value="354269.867609806" calcext:value-type="float">
            <text:p>354269,867609806</text:p>
          </table:table-cell>
          <table:table-cell table:formula="of:=[.C143]" office:value-type="float" office:value="4561.08555622468" calcext:value-type="float">
            <text:p>4561,08555622468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144]*(1+[.$G$1])-[.C146]" office:value-type="float" office:value="352661.03095033" calcext:value-type="float">
            <text:p>352661,03095033</text:p>
          </table:table-cell>
          <table:table-cell table:formula="of:=[.C144]" office:value-type="float" office:value="4561.08555622468" calcext:value-type="float">
            <text:p>4561,08555622468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145]*(1+[.$G$1])-[.C147]" office:value-type="float" office:value="350947.565607567" calcext:value-type="float">
            <text:p>350947,565607567</text:p>
          </table:table-cell>
          <table:table-cell table:formula="of:=[.C145]" office:value-type="float" office:value="4561.08555622468" calcext:value-type="float">
            <text:p>4561,08555622468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146]*(1+[.$G$1])-[.C148]" office:value-type="float" office:value="349219.821386948" calcext:value-type="float">
            <text:p>349219,821386948</text:p>
          </table:table-cell>
          <table:table-cell table:formula="of:=[.C146]*(1+[.$G$5])" office:value-type="float" office:value="4652.30726734917" calcext:value-type="float">
            <text:p>4652,30726734917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147]*(1+[.$G$1])-[.C149]" office:value-type="float" office:value="347477.679297823" calcext:value-type="float">
            <text:p>347477,679297823</text:p>
          </table:table-cell>
          <table:table-cell table:formula="of:=[.C147]" office:value-type="float" office:value="4652.30726734917" calcext:value-type="float">
            <text:p>4652,30726734917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148]*(1+[.$G$1])-[.C150]" office:value-type="float" office:value="345721.019357956" calcext:value-type="float">
            <text:p>345721,019357956</text:p>
          </table:table-cell>
          <table:table-cell table:formula="of:=[.C148]" office:value-type="float" office:value="4652.30726734917" calcext:value-type="float">
            <text:p>4652,3072673491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149]*(1+[.$G$1])-[.C151]" office:value-type="float" office:value="343949.720585256" calcext:value-type="float">
            <text:p>343949,720585256</text:p>
          </table:table-cell>
          <table:table-cell table:formula="of:=[.C149]" office:value-type="float" office:value="4652.30726734917" calcext:value-type="float">
            <text:p>4652,30726734917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50]*(1+[.$G$1])-[.C152]" office:value-type="float" office:value="342163.660989451" calcext:value-type="float">
            <text:p>342163,660989451</text:p>
          </table:table-cell>
          <table:table-cell table:formula="of:=[.C150]" office:value-type="float" office:value="4652.30726734917" calcext:value-type="float">
            <text:p>4652,30726734917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51]*(1+[.$G$1])-[.C153]" office:value-type="float" office:value="340269.671418333" calcext:value-type="float">
            <text:p>340269,671418333</text:p>
          </table:table-cell>
          <table:table-cell table:formula="of:=[.C151]" office:value-type="float" office:value="4652.30726734917" calcext:value-type="float">
            <text:p>4652,30726734917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152]*(1+[.$G$1])-[.C154]" office:value-type="float" office:value="338359.89860079" calcext:value-type="float">
            <text:p>338359,89860079</text:p>
          </table:table-cell>
          <table:table-cell table:formula="of:=[.C152]*(1+[.$G$5])" office:value-type="float" office:value="4745.35341269616" calcext:value-type="float">
            <text:p>4745,35341269616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153]*(1+[.$G$1])-[.C155]" office:value-type="float" office:value="336434.211009767" calcext:value-type="float">
            <text:p>336434,211009767</text:p>
          </table:table-cell>
          <table:table-cell table:formula="of:=[.C153]" office:value-type="float" office:value="4745.35341269616" calcext:value-type="float">
            <text:p>4745,35341269616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154]*(1+[.$G$1])-[.C156]" office:value-type="float" office:value="334492.476022152" calcext:value-type="float">
            <text:p>334492,476022152</text:p>
          </table:table-cell>
          <table:table-cell table:formula="of:=[.C154]" office:value-type="float" office:value="4745.35341269616" calcext:value-type="float">
            <text:p>4745,35341269616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155]*(1+[.$G$1])-[.C157]" office:value-type="float" office:value="332534.559909641" calcext:value-type="float">
            <text:p>332534,559909641</text:p>
          </table:table-cell>
          <table:table-cell table:formula="of:=[.C155]" office:value-type="float" office:value="4745.35341269616" calcext:value-type="float">
            <text:p>4745,35341269616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156]*(1+[.$G$1])-[.C158]" office:value-type="float" office:value="330560.327829525" calcext:value-type="float">
            <text:p>330560,327829525</text:p>
          </table:table-cell>
          <table:table-cell table:formula="of:=[.C156]" office:value-type="float" office:value="4745.35341269616" calcext:value-type="float">
            <text:p>4745,35341269616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157]*(1+[.$G$1])-[.C159]" office:value-type="float" office:value="328474.736747154" calcext:value-type="float">
            <text:p>328474,736747154</text:p>
          </table:table-cell>
          <table:table-cell table:formula="of:=[.C157]" office:value-type="float" office:value="4745.35341269616" calcext:value-type="float">
            <text:p>4745,3534126961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158]*(1+[.$G$1])-[.C160]" office:value-type="float" office:value="326371.765739097" calcext:value-type="float">
            <text:p>326371,765739097</text:p>
          </table:table-cell>
          <table:table-cell table:formula="of:=[.C158]*(1+[.$G$5])" office:value-type="float" office:value="4840.26048095008" calcext:value-type="float">
            <text:p>4840,26048095008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159]*(1+[.$G$1])-[.C161]" office:value-type="float" office:value="324251.269972639" calcext:value-type="float">
            <text:p>324251,269972639</text:p>
          </table:table-cell>
          <table:table-cell table:formula="of:=[.C159]" office:value-type="float" office:value="4840.26048095008" calcext:value-type="float">
            <text:p>4840,26048095008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160]*(1+[.$G$1])-[.C162]" office:value-type="float" office:value="322113.103408128" calcext:value-type="float">
            <text:p>322113,103408128</text:p>
          </table:table-cell>
          <table:table-cell table:formula="of:=[.C160]" office:value-type="float" office:value="4840.26048095008" calcext:value-type="float">
            <text:p>4840,26048095008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161]*(1+[.$G$1])-[.C163]" office:value-type="float" office:value="319957.118788912" calcext:value-type="float">
            <text:p>319957,118788912</text:p>
          </table:table-cell>
          <table:table-cell table:formula="of:=[.C161]" office:value-type="float" office:value="4840.26048095008" calcext:value-type="float">
            <text:p>4840,26048095008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162]*(1+[.$G$1])-[.C164]" office:value-type="float" office:value="317783.167631203" calcext:value-type="float">
            <text:p>317783,167631203</text:p>
          </table:table-cell>
          <table:table-cell table:formula="of:=[.C162]" office:value-type="float" office:value="4840.26048095008" calcext:value-type="float">
            <text:p>4840,26048095008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163]*(1+[.$G$1])-[.C165]" office:value-type="float" office:value="315494.295004227" calcext:value-type="float">
            <text:p>315494,295004227</text:p>
          </table:table-cell>
          <table:table-cell table:formula="of:=[.C163]" office:value-type="float" office:value="4840.26048095008" calcext:value-type="float">
            <text:p>4840,26048095008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164]*(1+[.$G$1])-[.C166]" office:value-type="float" office:value="313186.348438694" calcext:value-type="float">
            <text:p>313186,348438694</text:p>
          </table:table-cell>
          <table:table-cell table:formula="of:=[.C164]*(1+[.$G$5])" office:value-type="float" office:value="4937.06569056908" calcext:value-type="float">
            <text:p>4937,06569056908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165]*(1+[.$G$1])-[.C167]" office:value-type="float" office:value="310859.168985114" calcext:value-type="float">
            <text:p>310859,168985114</text:p>
          </table:table-cell>
          <table:table-cell table:formula="of:=[.C165]" office:value-type="float" office:value="4937.06569056908" calcext:value-type="float">
            <text:p>4937,06569056908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166]*(1+[.$G$1])-[.C168]" office:value-type="float" office:value="308512.596369421" calcext:value-type="float">
            <text:p>308512,596369421</text:p>
          </table:table-cell>
          <table:table-cell table:formula="of:=[.C166]" office:value-type="float" office:value="4937.06569056908" calcext:value-type="float">
            <text:p>4937,06569056908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167]*(1+[.$G$1])-[.C169]" office:value-type="float" office:value="306146.46898193" calcext:value-type="float">
            <text:p>306146,46898193</text:p>
          </table:table-cell>
          <table:table-cell table:formula="of:=[.C167]" office:value-type="float" office:value="4937.06569056908" calcext:value-type="float">
            <text:p>4937,06569056908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168]*(1+[.$G$1])-[.C170]" office:value-type="float" office:value="303760.62386621" calcext:value-type="float">
            <text:p>303760,62386621</text:p>
          </table:table-cell>
          <table:table-cell table:formula="of:=[.C168]" office:value-type="float" office:value="4937.06569056908" calcext:value-type="float">
            <text:p>4937,06569056908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169]*(1+[.$G$1])-[.C171]" office:value-type="float" office:value="301256.155394048" calcext:value-type="float">
            <text:p>301256,155394048</text:p>
          </table:table-cell>
          <table:table-cell table:formula="of:=[.C169]" office:value-type="float" office:value="4937.06569056908" calcext:value-type="float">
            <text:p>4937,06569056908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B170]*(1+[.$G$1])-[.C172]" office:value-type="float" office:value="298730.816351285" calcext:value-type="float">
            <text:p>298730,816351285</text:p>
          </table:table-cell>
          <table:table-cell table:formula="of:=[.C170]*(1+[.$G$5])" office:value-type="float" office:value="5035.80700438046" calcext:value-type="float">
            <text:p>5035,80700438046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71]*(1+[.$G$1])-[.C173]" office:value-type="float" office:value="296184.432816499" calcext:value-type="float">
            <text:p>296184,432816499</text:p>
          </table:table-cell>
          <table:table-cell table:formula="of:=[.C171]" office:value-type="float" office:value="5035.80700438046" calcext:value-type="float">
            <text:p>5035,80700438046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172]*(1+[.$G$1])-[.C174]" office:value-type="float" office:value="293616.829418922" calcext:value-type="float">
            <text:p>293616,829418922</text:p>
          </table:table-cell>
          <table:table-cell table:formula="of:=[.C172]" office:value-type="float" office:value="5035.80700438046" calcext:value-type="float">
            <text:p>5035,80700438046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173]*(1+[.$G$1])-[.C175]" office:value-type="float" office:value="291027.829326366" calcext:value-type="float">
            <text:p>291027,829326366</text:p>
          </table:table-cell>
          <table:table-cell table:formula="of:=[.C173]" office:value-type="float" office:value="5035.80700438046" calcext:value-type="float">
            <text:p>5035,80700438046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174]*(1+[.$G$1])-[.C176]" office:value-type="float" office:value="288417.254233039" calcext:value-type="float">
            <text:p>288417,254233039</text:p>
          </table:table-cell>
          <table:table-cell table:formula="of:=[.C174]" office:value-type="float" office:value="5035.80700438046" calcext:value-type="float">
            <text:p>5035,80700438046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175]*(1+[.$G$1])-[.C177]" office:value-type="float" office:value="285684.208207179" calcext:value-type="float">
            <text:p>285684,208207179</text:p>
          </table:table-cell>
          <table:table-cell table:formula="of:=[.C175]" office:value-type="float" office:value="5035.80700438046" calcext:value-type="float">
            <text:p>5035,80700438046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176]*(1+[.$G$1])-[.C178]" office:value-type="float" office:value="282928.386797771" calcext:value-type="float">
            <text:p>282928,386797771</text:p>
          </table:table-cell>
          <table:table-cell table:formula="of:=[.C176]*(1+[.$G$5])" office:value-type="float" office:value="5136.52314446807" calcext:value-type="float">
            <text:p>5136,52314446807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177]*(1+[.$G$1])-[.C179]" office:value-type="float" office:value="280149.600209951" calcext:value-type="float">
            <text:p>280149,600209951</text:p>
          </table:table-cell>
          <table:table-cell table:formula="of:=[.C177]" office:value-type="float" office:value="5136.52314446807" calcext:value-type="float">
            <text:p>5136,52314446807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178]*(1+[.$G$1])-[.C180]" office:value-type="float" office:value="277347.657067233" calcext:value-type="float">
            <text:p>277347,657067233</text:p>
          </table:table-cell>
          <table:table-cell table:formula="of:=[.C178]" office:value-type="float" office:value="5136.52314446807" calcext:value-type="float">
            <text:p>5136,52314446807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179]*(1+[.$G$1])-[.C181]" office:value-type="float" office:value="274522.364398325" calcext:value-type="float">
            <text:p>274522,364398325</text:p>
          </table:table-cell>
          <table:table-cell table:formula="of:=[.C179]" office:value-type="float" office:value="5136.52314446807" calcext:value-type="float">
            <text:p>5136,52314446807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180]*(1+[.$G$1])-[.C182]" office:value-type="float" office:value="271673.527623843" calcext:value-type="float">
            <text:p>271673,527623843</text:p>
          </table:table-cell>
          <table:table-cell table:formula="of:=[.C180]" office:value-type="float" office:value="5136.52314446807" calcext:value-type="float">
            <text:p>5136,52314446807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181]*(1+[.$G$1])-[.C183]" office:value-type="float" office:value="268698.220080017" calcext:value-type="float">
            <text:p>268698,220080017</text:p>
          </table:table-cell>
          <table:table-cell table:formula="of:=[.C181]" office:value-type="float" office:value="5136.52314446807" calcext:value-type="float">
            <text:p>5136,52314446807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182]*(1+[.$G$1])-[.C184]" office:value-type="float" office:value="265698.11830666" calcext:value-type="float">
            <text:p>265698,11830666</text:p>
          </table:table-cell>
          <table:table-cell table:formula="of:=[.C182]*(1+[.$G$5])" office:value-type="float" office:value="5239.25360735743" calcext:value-type="float">
            <text:p>5239,25360735743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183]*(1+[.$G$1])-[.C185]" office:value-type="float" office:value="262673.015685191" calcext:value-type="float">
            <text:p>262673,015685191</text:p>
          </table:table-cell>
          <table:table-cell table:formula="of:=[.C183]" office:value-type="float" office:value="5239.25360735743" calcext:value-type="float">
            <text:p>5239,25360735743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B184]*(1+[.$G$1])-[.C186]" office:value-type="float" office:value="259622.703875211" calcext:value-type="float">
            <text:p>259622,703875211</text:p>
          </table:table-cell>
          <table:table-cell table:formula="of:=[.C184]" office:value-type="float" office:value="5239.25360735743" calcext:value-type="float">
            <text:p>5239,25360735743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185]*(1+[.$G$1])-[.C187]" office:value-type="float" office:value="256546.972800146" calcext:value-type="float">
            <text:p>256546,972800146</text:p>
          </table:table-cell>
          <table:table-cell table:formula="of:=[.C185]" office:value-type="float" office:value="5239.25360735743" calcext:value-type="float">
            <text:p>5239,25360735743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186]*(1+[.$G$1])-[.C188]" office:value-type="float" office:value="253445.61063279" calcext:value-type="float">
            <text:p>253445,61063279</text:p>
          </table:table-cell>
          <table:table-cell table:formula="of:=[.C186]" office:value-type="float" office:value="5239.25360735743" calcext:value-type="float">
            <text:p>5239,25360735743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187]*(1+[.$G$1])-[.C189]" office:value-type="float" office:value="250213.618708559" calcext:value-type="float">
            <text:p>250213,618708559</text:p>
          </table:table-cell>
          <table:table-cell table:formula="of:=[.C187]" office:value-type="float" office:value="5239.25360735743" calcext:value-type="float">
            <text:p>5239,25360735743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B188]*(1+[.$G$1])-[.C190]" office:value-type="float" office:value="246954.693518292" calcext:value-type="float">
            <text:p>246954,693518292</text:p>
          </table:table-cell>
          <table:table-cell table:formula="of:=[.C188]*(1+[.$G$5])" office:value-type="float" office:value="5344.03867950458" calcext:value-type="float">
            <text:p>5344,03867950458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189]*(1+[.$G$1])-[.C191]" office:value-type="float" office:value="243668.610618107" calcext:value-type="float">
            <text:p>243668,610618107</text:p>
          </table:table-cell>
          <table:table-cell table:formula="of:=[.C189]" office:value-type="float" office:value="5344.03867950458" calcext:value-type="float">
            <text:p>5344,03867950458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190]*(1+[.$G$1])-[.C192]" office:value-type="float" office:value="240355.143693753" calcext:value-type="float">
            <text:p>240355,143693753</text:p>
          </table:table-cell>
          <table:table-cell table:formula="of:=[.C190]" office:value-type="float" office:value="5344.03867950458" calcext:value-type="float">
            <text:p>5344,03867950458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191]*(1+[.$G$1])-[.C193]" office:value-type="float" office:value="237014.06454503" calcext:value-type="float">
            <text:p>237014,06454503</text:p>
          </table:table-cell>
          <table:table-cell table:formula="of:=[.C191]" office:value-type="float" office:value="5344.03867950458" calcext:value-type="float">
            <text:p>5344,03867950458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192]*(1+[.$G$1])-[.C194]" office:value-type="float" office:value="233645.143070067" calcext:value-type="float">
            <text:p>233645,143070067</text:p>
          </table:table-cell>
          <table:table-cell table:formula="of:=[.C192]" office:value-type="float" office:value="5344.03867950458" calcext:value-type="float">
            <text:p>5344,03867950458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193]*(1+[.$G$1])-[.C195]" office:value-type="float" office:value="230141.26647589" calcext:value-type="float">
            <text:p>230141,26647589</text:p>
          </table:table-cell>
          <table:table-cell table:formula="of:=[.C193]" office:value-type="float" office:value="5344.03867950458" calcext:value-type="float">
            <text:p>5344,03867950458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B194]*(1+[.$G$1])-[.C196]" office:value-type="float" office:value="226608.190910094" calcext:value-type="float">
            <text:p>226608,190910094</text:p>
          </table:table-cell>
          <table:table-cell table:formula="of:=[.C194]*(1+[.$G$5])" office:value-type="float" office:value="5450.91945309467" calcext:value-type="float">
            <text:p>5450,91945309467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195]*(1+[.$G$1])-[.C197]" office:value-type="float" office:value="223045.673047917" calcext:value-type="float">
            <text:p>223045,673047917</text:p>
          </table:table-cell>
          <table:table-cell table:formula="of:=[.C195]" office:value-type="float" office:value="5450.91945309467" calcext:value-type="float">
            <text:p>5450,91945309467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196]*(1+[.$G$1])-[.C198]" office:value-type="float" office:value="219453.467536888" calcext:value-type="float">
            <text:p>219453,467536888</text:p>
          </table:table-cell>
          <table:table-cell table:formula="of:=[.C196]" office:value-type="float" office:value="5450.91945309467" calcext:value-type="float">
            <text:p>5450,91945309467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197]*(1+[.$G$1])-[.C199]" office:value-type="float" office:value="215831.326979934" calcext:value-type="float">
            <text:p>215831,326979934</text:p>
          </table:table-cell>
          <table:table-cell table:formula="of:=[.C197]" office:value-type="float" office:value="5450.91945309467" calcext:value-type="float">
            <text:p>5450,91945309467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198]*(1+[.$G$1])-[.C200]" office:value-type="float" office:value="212179.001918339" calcext:value-type="float">
            <text:p>212179,001918339</text:p>
          </table:table-cell>
          <table:table-cell table:formula="of:=[.C198]" office:value-type="float" office:value="5450.91945309467" calcext:value-type="float">
            <text:p>5450,91945309467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199]*(1+[.$G$1])-[.C201]" office:value-type="float" office:value="208387.222425502" calcext:value-type="float">
            <text:p>208387,222425502</text:p>
          </table:table-cell>
          <table:table-cell table:formula="of:=[.C199]" office:value-type="float" office:value="5450.91945309467" calcext:value-type="float">
            <text:p>5450,91945309467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200]*(1+[.$G$1])-[.C202]" office:value-type="float" office:value="204563.844770224" calcext:value-type="float">
            <text:p>204563,844770224</text:p>
          </table:table-cell>
          <table:table-cell table:formula="of:=[.C200]*(1+[.$G$5])" office:value-type="float" office:value="5559.93784215657" calcext:value-type="float">
            <text:p>5559,93784215657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01]*(1+[.$G$1])-[.C203]" office:value-type="float" office:value="200708.605634486" calcext:value-type="float">
            <text:p>200708,605634486</text:p>
          </table:table-cell>
          <table:table-cell table:formula="of:=[.C201]" office:value-type="float" office:value="5559.93784215657" calcext:value-type="float">
            <text:p>5559,93784215657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B202]*(1+[.$G$1])-[.C204]" office:value-type="float" office:value="196821.239505951" calcext:value-type="float">
            <text:p>196821,239505951</text:p>
          </table:table-cell>
          <table:table-cell table:formula="of:=[.C202]" office:value-type="float" office:value="5559.93784215657" calcext:value-type="float">
            <text:p>5559,93784215657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B203]*(1+[.$G$1])-[.C205]" office:value-type="float" office:value="192901.478659677" calcext:value-type="float">
            <text:p>192901,478659677</text:p>
          </table:table-cell>
          <table:table-cell table:formula="of:=[.C203]" office:value-type="float" office:value="5559.93784215657" calcext:value-type="float">
            <text:p>5559,93784215657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204]*(1+[.$G$1])-[.C206]" office:value-type="float" office:value="188949.053139684" calcext:value-type="float">
            <text:p>188949,053139684</text:p>
          </table:table-cell>
          <table:table-cell table:formula="of:=[.C204]" office:value-type="float" office:value="5559.93784215657" calcext:value-type="float">
            <text:p>5559,93784215657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205]*(1+[.$G$1])-[.C207]" office:value-type="float" office:value="184852.491983515" calcext:value-type="float">
            <text:p>184852,491983515</text:p>
          </table:table-cell>
          <table:table-cell table:formula="of:=[.C205]" office:value-type="float" office:value="5559.93784215657" calcext:value-type="float">
            <text:p>5559,93784215657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206]*(1+[.$G$1])-[.C208]" office:value-type="float" office:value="180721.792817712" calcext:value-type="float">
            <text:p>180721,792817712</text:p>
          </table:table-cell>
          <table:table-cell table:formula="of:=[.C206]*(1+[.$G$5])" office:value-type="float" office:value="5671.1365989997" calcext:value-type="float">
            <text:p>5671,1365989997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B207]*(1+[.$G$1])-[.C209]" office:value-type="float" office:value="176556.671158859" calcext:value-type="float">
            <text:p>176556,671158859</text:p>
          </table:table-cell>
          <table:table-cell table:formula="of:=[.C207]" office:value-type="float" office:value="5671.1365989997" calcext:value-type="float">
            <text:p>5671,1365989997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208]*(1+[.$G$1])-[.C210]" office:value-type="float" office:value="172356.84015285" calcext:value-type="float">
            <text:p>172356,84015285</text:p>
          </table:table-cell>
          <table:table-cell table:formula="of:=[.C208]" office:value-type="float" office:value="5671.1365989997" calcext:value-type="float">
            <text:p>5671,1365989997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209]*(1+[.$G$1])-[.C211]" office:value-type="float" office:value="168122.010555124" calcext:value-type="float">
            <text:p>168122,010555124</text:p>
          </table:table-cell>
          <table:table-cell table:formula="of:=[.C209]" office:value-type="float" office:value="5671.1365989997" calcext:value-type="float">
            <text:p>5671,1365989997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B210]*(1+[.$G$1])-[.C212]" office:value-type="float" office:value="163851.890710751" calcext:value-type="float">
            <text:p>163851,890710751</text:p>
          </table:table-cell>
          <table:table-cell table:formula="of:=[.C210]" office:value-type="float" office:value="5671.1365989997" calcext:value-type="float">
            <text:p>5671,1365989997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211]*(1+[.$G$1])-[.C213]" office:value-type="float" office:value="159432.76380236" calcext:value-type="float">
            <text:p>159432,76380236</text:p>
          </table:table-cell>
          <table:table-cell table:formula="of:=[.C211]" office:value-type="float" office:value="5671.1365989997" calcext:value-type="float">
            <text:p>5671,1365989997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212]*(1+[.$G$1])-[.C214]" office:value-type="float" office:value="154976.8108364" calcext:value-type="float">
            <text:p>154976,8108364</text:p>
          </table:table-cell>
          <table:table-cell table:formula="of:=[.C212]*(1+[.$G$5])" office:value-type="float" office:value="5784.55933097969" calcext:value-type="float">
            <text:p>5784,55933097969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213]*(1+[.$G$1])-[.C215]" office:value-type="float" office:value="150483.724929057" calcext:value-type="float">
            <text:p>150483,724929057</text:p>
          </table:table-cell>
          <table:table-cell table:formula="of:=[.C213]" office:value-type="float" office:value="5784.55933097969" calcext:value-type="float">
            <text:p>5784,55933097969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214]*(1+[.$G$1])-[.C216]" office:value-type="float" office:value="145953.196639153" calcext:value-type="float">
            <text:p>145953,196639153</text:p>
          </table:table-cell>
          <table:table-cell table:formula="of:=[.C214]" office:value-type="float" office:value="5784.55933097969" calcext:value-type="float">
            <text:p>5784,55933097969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B215]*(1+[.$G$1])-[.C217]" office:value-type="float" office:value="141384.913946833" calcext:value-type="float">
            <text:p>141384,913946833</text:p>
          </table:table-cell>
          <table:table-cell table:formula="of:=[.C215]" office:value-type="float" office:value="5784.55933097969" calcext:value-type="float">
            <text:p>5784,55933097969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216]*(1+[.$G$1])-[.C218]" office:value-type="float" office:value="136778.562232077" calcext:value-type="float">
            <text:p>136778,562232077</text:p>
          </table:table-cell>
          <table:table-cell table:formula="of:=[.C216]" office:value-type="float" office:value="5784.55933097969" calcext:value-type="float">
            <text:p>5784,55933097969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B217]*(1+[.$G$1])-[.C219]" office:value-type="float" office:value="132018.133066412" calcext:value-type="float">
            <text:p>132018,133066412</text:p>
          </table:table-cell>
          <table:table-cell table:formula="of:=[.C217]" office:value-type="float" office:value="5784.55933097969" calcext:value-type="float">
            <text:p>5784,55933097969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218]*(1+[.$G$1])-[.C220]" office:value-type="float" office:value="127218.033657699" calcext:value-type="float">
            <text:p>127218,033657699</text:p>
          </table:table-cell>
          <table:table-cell table:formula="of:=[.C218]*(1+[.$G$5])" office:value-type="float" office:value="5900.25051759929" calcext:value-type="float">
            <text:p>5900,25051759929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219]*(1+[.$G$1])-[.C221]" office:value-type="float" office:value="122377.933420581" calcext:value-type="float">
            <text:p>122377,933420581</text:p>
          </table:table-cell>
          <table:table-cell table:formula="of:=[.C219]" office:value-type="float" office:value="5900.25051759929" calcext:value-type="float">
            <text:p>5900,25051759929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220]*(1+[.$G$1])-[.C222]" office:value-type="float" office:value="117497.49901482" calcext:value-type="float">
            <text:p>117497,49901482</text:p>
          </table:table-cell>
          <table:table-cell table:formula="of:=[.C220]" office:value-type="float" office:value="5900.25051759929" calcext:value-type="float">
            <text:p>5900,25051759929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221]*(1+[.$G$1])-[.C223]" office:value-type="float" office:value="112576.394322344" calcext:value-type="float">
            <text:p>112576,394322344</text:p>
          </table:table-cell>
          <table:table-cell table:formula="of:=[.C221]" office:value-type="float" office:value="5900.25051759929" calcext:value-type="float">
            <text:p>5900,25051759929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B222]*(1+[.$G$1])-[.C224]" office:value-type="float" office:value="107614.280424097" calcext:value-type="float">
            <text:p>107614,280424097</text:p>
          </table:table-cell>
          <table:table-cell table:formula="of:=[.C222]" office:value-type="float" office:value="5900.25051759929" calcext:value-type="float">
            <text:p>5900,25051759929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223]*(1+[.$G$1])-[.C225]" office:value-type="float" office:value="102492.810566347" calcext:value-type="float">
            <text:p>102492,810566347</text:p>
          </table:table-cell>
          <table:table-cell table:formula="of:=[.C223]" office:value-type="float" office:value="5900.25051759929" calcext:value-type="float">
            <text:p>5900,25051759929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B224]*(1+[.$G$1])-[.C226]" office:value-type="float" office:value="97328.6617931153" calcext:value-type="float">
            <text:p>97328,6617931153</text:p>
          </table:table-cell>
          <table:table-cell table:formula="of:=[.C224]*(1+[.$G$5])" office:value-type="float" office:value="6018.25552795127" calcext:value-type="float">
            <text:p>6018,25552795127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225]*(1+[.$G$1])-[.C227]" office:value-type="float" office:value="92121.4784467733" calcext:value-type="float">
            <text:p>92121,4784467733</text:p>
          </table:table-cell>
          <table:table-cell table:formula="of:=[.C225]" office:value-type="float" office:value="6018.25552795127" calcext:value-type="float">
            <text:p>6018,25552795127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B226]*(1+[.$G$1])-[.C228]" office:value-type="float" office:value="86870.9019058784" calcext:value-type="float">
            <text:p>86870,9019058784</text:p>
          </table:table-cell>
          <table:table-cell table:formula="of:=[.C226]" office:value-type="float" office:value="6018.25552795127" calcext:value-type="float">
            <text:p>6018,25552795127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227]*(1+[.$G$1])-[.C229]" office:value-type="float" office:value="81576.5705604761" calcext:value-type="float">
            <text:p>81576,5705604761</text:p>
          </table:table-cell>
          <table:table-cell table:formula="of:=[.C227]" office:value-type="float" office:value="6018.25552795127" calcext:value-type="float">
            <text:p>6018,2555279512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B228]*(1+[.$G$1])-[.C230]" office:value-type="float" office:value="76238.1197871955" calcext:value-type="float">
            <text:p>76238,1197871955</text:p>
          </table:table-cell>
          <table:table-cell table:formula="of:=[.C228]" office:value-type="float" office:value="6018.25552795127" calcext:value-type="float">
            <text:p>6018,2555279512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229]*(1+[.$G$1])-[.C231]" office:value-type="float" office:value="70734.8168135785" calcext:value-type="float">
            <text:p>70734,8168135785</text:p>
          </table:table-cell>
          <table:table-cell table:formula="of:=[.C229]" office:value-type="float" office:value="6018.25552795127" calcext:value-type="float">
            <text:p>6018,25552795127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230]*(1+[.$G$1])-[.C232]" office:value-type="float" office:value="65185.652981848" calcext:value-type="float">
            <text:p>65185,652981848</text:p>
          </table:table-cell>
          <table:table-cell table:formula="of:=[.C230]*(1+[.$G$5])" office:value-type="float" office:value="6138.6206385103" calcext:value-type="float">
            <text:p>6138,6206385103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231]*(1+[.$G$1])-[.C233]" office:value-type="float" office:value="59590.2461181865" calcext:value-type="float">
            <text:p>59590,2461181865</text:p>
          </table:table-cell>
          <table:table-cell table:formula="of:=[.C231]" office:value-type="float" office:value="6138.6206385103" calcext:value-type="float">
            <text:p>6138,6206385103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232]*(1+[.$G$1])-[.C234]" office:value-type="float" office:value="53948.2108639944" calcext:value-type="float">
            <text:p>53948,2108639944</text:p>
          </table:table-cell>
          <table:table-cell table:formula="of:=[.C232]" office:value-type="float" office:value="6138.6206385103" calcext:value-type="float">
            <text:p>6138,6206385103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B233]*(1+[.$G$1])-[.C235]" office:value-type="float" office:value="48259.1586493507" calcext:value-type="float">
            <text:p>48259,1586493507</text:p>
          </table:table-cell>
          <table:table-cell table:formula="of:=[.C233]" office:value-type="float" office:value="6138.6206385103" calcext:value-type="float">
            <text:p>6138,620638510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234]*(1+[.$G$1])-[.C236]" office:value-type="float" office:value="42522.6976662516" calcext:value-type="float">
            <text:p>42522,6976662516</text:p>
          </table:table-cell>
          <table:table-cell table:formula="of:=[.C234]" office:value-type="float" office:value="6138.6206385103" calcext:value-type="float">
            <text:p>6138,6206385103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235]*(1+[.$G$1])-[.C237]" office:value-type="float" office:value="36615.6604288566" calcext:value-type="float">
            <text:p>36615,6604288566</text:p>
          </table:table-cell>
          <table:table-cell table:formula="of:=[.C235]" office:value-type="float" office:value="6138.6206385103" calcext:value-type="float">
            <text:p>6138,6206385103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B236]*(1+[.$G$1])-[.C238]" office:value-type="float" office:value="30659.3978811499" calcext:value-type="float">
            <text:p>30659,3978811499</text:p>
          </table:table-cell>
          <table:table-cell table:formula="of:=[.C236]*(1+[.$G$5])" office:value-type="float" office:value="6261.3930512805" calcext:value-type="float">
            <text:p>6261,3930512805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237]*(1+[.$G$1])-[.C239]" office:value-type="float" office:value="24653.4998122123" calcext:value-type="float">
            <text:p>24653,4998122123</text:p>
          </table:table-cell>
          <table:table-cell table:formula="of:=[.C237]" office:value-type="float" office:value="6261.3930512805" calcext:value-type="float">
            <text:p>6261,3930512805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238]*(1+[.$G$1])-[.C240]" office:value-type="float" office:value="18597.5525927002" calcext:value-type="float">
            <text:p>18597,5525927002</text:p>
          </table:table-cell>
          <table:table-cell table:formula="of:=[.C238]" office:value-type="float" office:value="6261.3930512805" calcext:value-type="float">
            <text:p>6261,3930512805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239]*(1+[.$G$1])-[.C241]" office:value-type="float" office:value="12491.1391463589" calcext:value-type="float">
            <text:p>12491,1391463589</text:p>
          </table:table-cell>
          <table:table-cell table:formula="of:=[.C239]" office:value-type="float" office:value="6261.3930512805" calcext:value-type="float">
            <text:p>6261,3930512805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240]*(1+[.$G$1])-[.C242]" office:value-type="float" office:value="6333.83892129803" calcext:value-type="float">
            <text:p>6333,83892129803</text:p>
          </table:table-cell>
          <table:table-cell table:formula="of:=[.C240]" office:value-type="float" office:value="6261.3930512805" calcext:value-type="float">
            <text:p>6261,3930512805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241]*(1+[.$G$1])-[.C243]" office:value-type="float" office:value="0.00000000272848410532" calcext:value-type="float">
            <text:p>2,72848410531878E-09</text:p>
          </table:table-cell>
          <table:table-cell table:formula="of:=[.C241]" office:value-type="float" office:value="6261.3930512805" calcext:value-type="float">
            <text:p>6261,3930512805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B242]*(1+[.$G$1])-[.C244]" office:value-type="float" office:value="-6386.62091230336" calcext:value-type="float">
            <text:p>-6386,62091230336</text:p>
          </table:table-cell>
          <table:table-cell table:formula="of:=[.C242]*(1+[.$G$5])" office:value-type="float" office:value="6386.62091230612" calcext:value-type="float">
            <text:p>6386,6209123061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243]*(1+[.$G$1])-[.C245]" office:value-type="float" office:value="-12826.4636655453" calcext:value-type="float">
            <text:p>-12826,4636655453</text:p>
          </table:table-cell>
          <table:table-cell table:formula="of:=[.C243]" office:value-type="float" office:value="6386.62091230612" calcext:value-type="float">
            <text:p>6386,6209123061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244]*(1+[.$G$1])-[.C246]" office:value-type="float" office:value="-19319.9717750643" calcext:value-type="float">
            <text:p>-19319,9717750643</text:p>
          </table:table-cell>
          <table:table-cell table:formula="of:=[.C244]" office:value-type="float" office:value="6386.62091230612" calcext:value-type="float">
            <text:p>6386,62091230612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B245]*(1+[.$G$1])-[.C247]" office:value-type="float" office:value="-25867.5924521627" calcext:value-type="float">
            <text:p>-25867,5924521627</text:p>
          </table:table-cell>
          <table:table-cell table:formula="of:=[.C245]" office:value-type="float" office:value="6386.62091230612" calcext:value-type="float">
            <text:p>6386,62091230612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B246]*(1+[.$G$1])-[.C248]" office:value-type="float" office:value="-32469.7766349034" calcext:value-type="float">
            <text:p>-32469,7766349034</text:p>
          </table:table-cell>
          <table:table-cell table:formula="of:=[.C246]" office:value-type="float" office:value="6386.62091230612" calcext:value-type="float">
            <text:p>6386,62091230612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B247]*(1+[.$G$1])-[.C249]" office:value-type="float" office:value="-39254.7114374132" calcext:value-type="float">
            <text:p>-39254,7114374132</text:p>
          </table:table-cell>
          <table:table-cell table:formula="of:=[.C247]" office:value-type="float" office:value="6386.62091230612" calcext:value-type="float">
            <text:p>6386,62091230612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B248]*(1+[.$G$1])-[.C250]" office:value-type="float" office:value="-46096.1873632772" calcext:value-type="float">
            <text:p>-46096,1873632772</text:p>
          </table:table-cell>
          <table:table-cell table:formula="of:=[.C248]*(1+[.$G$5])" office:value-type="float" office:value="6514.35333055224" calcext:value-type="float">
            <text:p>6514,35333055224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B249]*(1+[.$G$1])-[.C251]" office:value-type="float" office:value="-52994.6755885234" calcext:value-type="float">
            <text:p>-52994,6755885234</text:p>
          </table:table-cell>
          <table:table-cell table:formula="of:=[.C249]" office:value-type="float" office:value="6514.35333055224" calcext:value-type="float">
            <text:p>6514,35333055224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B250]*(1+[.$G$1])-[.C252]" office:value-type="float" office:value="-59950.6512156467" calcext:value-type="float">
            <text:p>-59950,6512156467</text:p>
          </table:table-cell>
          <table:table-cell table:formula="of:=[.C250]" office:value-type="float" office:value="6514.35333055224" calcext:value-type="float">
            <text:p>6514,35333055224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251]*(1+[.$G$1])-[.C253]" office:value-type="float" office:value="-60450.2399757771" calcext:value-type="float">
            <text:p>-60450,2399757771</text:p>
          </table:table-cell>
          <table:table-cell table:formula="of:=[.C251]" office:value-type="float" office:value="6514.35333055224" calcext:value-type="float">
            <text:p>6514,3533305522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8T21:54:08.471000000</meta:creation-date>
    <dc:date>2021-04-18T22:58:23.593000000</dc:date>
    <meta:editing-duration>PT12M14S</meta:editing-duration>
    <meta:editing-cycles>2</meta:editing-cycles>
    <meta:generator>LibreOffice/7.1.2.2$Windows_X86_64 LibreOffice_project/8a45595d069ef5570103caea1b71cc9d82b2aae4</meta:generator>
    <meta:document-statistic meta:table-count="1" meta:cell-count="765" meta:object-count="0"/>
  </office:meta>
</office:document-meta>
</file>